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Heading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Heading1" style:family="paragraph">
      <style:text-properties fo:language="en" fo:country="US"/>
    </style:style>
    <style:style style:name="P5" style:parent-style-name="Heading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Heading1" style:family="paragraph">
      <style:text-properties fo:language="en" fo:country="US"/>
    </style:style>
    <style:style style:name="P8" style:parent-style-name="Heading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Heading1" style:family="paragraph">
      <style:text-properties fo:language="en" fo:country="US"/>
    </style:style>
    <style:style style:name="P11" style:parent-style-name="Heading1" style:family="paragraph">
      <style:paragraph-properties fo:break-before="page"/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Heading1" style:family="paragraph">
      <style:text-properties fo:language="en" fo:country="US"/>
    </style:style>
    <style:style style:name="P14" style:parent-style-name="Heading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Heading1" style:family="paragraph">
      <style:text-properties fo:language="en" fo:country="US"/>
    </style:style>
    <style:style style:name="P18" style:parent-style-name="Heading" style:family="paragraph">
      <style:text-properties fo:language="en" fo:country="US"/>
    </style:style>
    <style:style style:name="P19" style:parent-style-name="Textbody" style:family="paragraph">
      <style:text-properties fo:language="en" fo:country="US"/>
    </style:style>
    <style:style style:name="P20" style:parent-style-name="Heading1" style:family="paragraph">
      <style:text-properties fo:language="en" fo:country="US"/>
    </style:style>
    <style:style style:name="P21" style:parent-style-name="Heading" style:family="paragraph">
      <style:text-properties fo:language="en" fo:country="US"/>
    </style:style>
    <style:style style:name="P22" style:parent-style-name="Textbody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Heading1" style:family="paragraph">
      <style:text-properties fo:language="en" fo:country="US"/>
    </style:style>
    <style:style style:name="P25" style:parent-style-name="Heading1" style:family="paragraph">
      <style:paragraph-properties fo:break-before="page"/>
      <style:text-properties fo:language="en" fo:country="US"/>
    </style:style>
    <style:style style:name="P26" style:parent-style-name="Heading" style:family="paragraph">
      <style:text-properties fo:language="en" fo:country="US"/>
    </style:style>
    <style:style style:name="P27" style:parent-style-name="Textbody" style:family="paragraph">
      <style:text-properties fo:language="en" fo:country="US"/>
    </style:style>
    <style:style style:name="P28" style:parent-style-name="Heading1" style:family="paragraph">
      <style:text-properties fo:language="en" fo:country="US"/>
    </style:style>
    <style:style style:name="P29" style:parent-style-name="Heading" style:family="paragraph">
      <style:text-properties fo:language="en" fo:country="US"/>
    </style:style>
    <style:style style:name="P30" style:parent-style-name="Textbody" style:family="paragraph">
      <style:text-properties fo:language="en" fo:country="US"/>
    </style:style>
    <style:style style:name="P31" style:parent-style-name="Heading" style:family="paragraph">
      <style:text-properties fo:language="en" fo:country="US"/>
    </style:style>
    <style:style style:name="P32" style:parent-style-name="Textbody" style:family="paragraph"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text-properties fo:language="en" fo:country="US"/>
    </style:style>
    <style:style style:name="P35" style:parent-style-name="Heading1" style:family="paragraph">
      <style:text-properties fo:language="en" fo:country="US"/>
    </style:style>
    <style:style style:name="P36" style:parent-style-name="Heading" style:family="paragraph">
      <style:text-properties fo:language="en" fo:country="US"/>
    </style:style>
    <style:style style:name="T37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REG &lt;12&gt;:</text:p>
      <text:p text:style-name="Heading">Beschreibung:</text:p>
      <text:p text:style-name="Textbody">Standartregister</text:p>
      <text:p text:style-name="Heading">Testcase:</text:p>
      <text:p text:style-name="Standard">./flopoco ConstMultPAG 10 "{{'R',[1],1,[1],0}}"</text:p>
      <text:p text:style-name="Standard"/>
      <text:p text:style-name="Heading1">ADD2 &lt;21&gt;:</text:p>
      <text:p text:style-name="Heading">Beschreibung:</text:p>
      <text:p text:style-name="Textbody">Addierer mit 2-Eingängen.</text:p>
      <text:p text:style-name="P2">Testcase:</text:p>
      <text:p text:style-name="P3">./flopoco ConstMultPAG 10 "{{'A',[5],1,[1],0,2,[1],0,0}}"</text:p>
      <text:p text:style-name="P4">SUB2_1N &lt;22&gt;:</text:p>
      <text:p text:style-name="Heading">Beschreibung:</text:p>
      <text:p text:style-name="Textbody">Subtrahierer mit 2-Eingängen und festem negativen Eingang.</text:p>
      <text:p text:style-name="P5">Testcase:</text:p>
      <text:p text:style-name="P6">./flopoco ConstMultPAG 10 "{{'A',[3],1,[1],0,2,[-1],0,0}}"</text:p>
      <text:p text:style-name="P7">ADDSUB2_CONF &lt;23&gt;:</text:p>
      <text:p text:style-name="Heading">Beschreibung:</text:p>
      <text:p text:style-name="Textbody">Konfigurierbarer Addierer/Subtrahierer mit 2-Eingängen.</text:p>
      <text:p text:style-name="P8">Testcase:</text:p>
      <text:p text:style-name="P9">./flopoco ConstMultPAG 10 "{{'A',[3;5],1,[1;1],0,2,[-1;1],0,0}}"</text:p>
      <text:p text:style-name="P10"/>
      <text:soft-page-break/>
      <text:p text:style-name="P11">ADD3 &lt;31&gt;:</text:p>
      <text:p text:style-name="Heading">Beschreibung:</text:p>
      <text:p text:style-name="Textbody">Addierer mit 3-Eingängen.</text:p>
      <text:p text:style-name="Heading">Testcase:</text:p>
      <text:p text:style-name="P12">./flopoco ConstMultPAG 10 "{{'A',[11],1,[1],0,3,[1],0,1,[1],0,0}}"</text:p>
      <text:p text:style-name="P13">SUB3_1N &lt;32&gt;:</text:p>
      <text:p text:style-name="Heading">Beschreibung:</text:p>
      <text:p text:style-name="Textbody">Subtrahierer mit 3-Eingängen und einem festen negativen Eingang.</text:p>
      <text:p text:style-name="P14">Testcase:</text:p>
      <text:p text:style-name="P15">./flopoco ConstMultPAG 10 "{{'A',[13],1,[1],0,4,[1],0,0,[-1],0,2}}"</text:p>
      <text:p text:style-name="P16"/>
      <text:p text:style-name="P17">SUB3_2N &lt;33&gt;:</text:p>
      <text:p text:style-name="Heading">Beschreibung:</text:p>
      <text:p text:style-name="Textbody">Subtrahierer mit 3-Eingängen und zwei festen negativen Eingängen.</text:p>
      <text:p text:style-name="P18">Testcase:</text:p>
      <text:p text:style-name="P19">./flopoco ConstMultPAG 10 "{{'A',[13],1,[1],0,4,[-1],0,1,[-1],0,0}}"</text:p>
      <text:p text:style-name="P20">ADDSUB3_2STATE &lt;34&gt;:</text:p>
      <text:p text:style-name="Heading">Beschreibung:</text:p>
      <text:p text:style-name="Textbody">Subtrahierer mit 3-Eingängen und zwei unterschiedlichen Operationsmodi.</text:p>
      <text:p text:style-name="P21">Testcase:</text:p>
      <text:p text:style-name="P22">./flopoco ConstMultPAG 10 "{{'A',[13;21],1,[1;1],0,4,[1;1],0,0,[-1;1],0,2}}"</text:p>
      <text:p text:style-name="P23"/>
      <text:p text:style-name="P24"/>
      <text:soft-page-break/>
      <text:p text:style-name="P25">ADDSUB3_CONF &lt;35&gt;:</text:p>
      <text:p text:style-name="Heading">Beschreibung:</text:p>
      <text:p text:style-name="Textbody">Subtrahierer mit 3-Eingängen und mehr als zwei unterschiedlichen Operationsmodi.</text:p>
      <text:p text:style-name="P26">Testcase:</text:p>
      <text:p text:style-name="P27">./flopoco ConstMultPAG 10 "{{'A',[13;21;11],1,[1;1;1],0,4,[1;1;-1],0,0,[-1;1;-1],0,2}}"</text:p>
      <text:p text:style-name="P28">AND &lt;51&gt;:</text:p>
      <text:p text:style-name="Heading">Beschreibung:</text:p>
      <text:p text:style-name="Textbody">Multiplexer bei welchem nur in einem Fall keine Null ausgegeben wird.</text:p>
      <text:p text:style-name="P29">Testcase:</text:p>
      <text:p text:style-name="P30">./flopoco ConstMultPAG 10 "{{'M',[0;16;0],1,[1;1;1],0,[NaN;4;NaN]}}"</text:p>
      <text:p text:style-name="Heading1">MUX &lt;52&gt;:</text:p>
      <text:p text:style-name="Heading">Beschreibung:</text:p>
      <text:p text:style-name="Textbody">Multiplexer bei welchem in allen Fällen keine Null ausgegeben wird.</text:p>
      <text:p text:style-name="P31">Testcase:</text:p>
      <text:p text:style-name="P32">./flopoco ConstMultPAG 10 "{{'M',[4;16;1],1,[1;1;1],0,[2;4;0]}}"</text:p>
      <text:p text:style-name="P33">./flopoco ConstMultPAG 10 "{{'M',[4;4;1],1,[1;1;1],0,[2;2;0]}}"</text:p>
      <text:p text:style-name="P34"/>
      <text:p text:style-name="P35">MUX_Z &lt;53&gt;:</text:p>
      <text:p text:style-name="Heading">Beschreibung:</text:p>
      <text:p text:style-name="Textbody">Multiplexer bei welchem mindestens zwei verschiedene Ausgangswerte und eine Null ausgegeben werden.</text:p>
      <text:p text:style-name="P36">Testcase:</text:p>
      <text:p text:style-name="Textbody"><text:span text:style-name="T37">./flopoco ConstMultPAG 10 "{{'M',[4;16;0],1,[1;1;1],0,[2;4;NaN]}}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co Kleinlein</meta:initial-creator>
    <dc:creator>kleinlein</dc:creator>
    <meta:creation-date>2014-07-02T08:29:00Z</meta:creation-date>
    <dc:date>2014-07-03T12:20:00Z</dc:date>
    <meta:template xlink:href="Normal" xlink:type="simple"/>
    <meta:editing-cycles>1</meta:editing-cycles>
    <meta:editing-duration>PT0S</meta:editing-duration>
    <meta:document-statistic meta:page-count="3" meta:paragraph-count="4" meta:word-count="277" meta:character-count="2025" meta:row-count="14" meta:non-whitespace-character-count="1752"/>
  </office:meta>
</office:document-meta>
</file>